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officeooo:rsid="000a9efe" officeooo:paragraph-rsid="000a9efe" style:font-weight-asian="bold" style:font-weight-complex="bold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0e4d52" officeooo:paragraph-rsid="000e4d52" style:font-weight-asian="bold" style:font-weight-complex="bold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rsid="0010f2c5" officeooo:paragraph-rsid="0010f2c5" style:font-weight-asian="bold" style:font-weight-complex="bold"/>
    </style:style>
    <style:style style:name="P4" style:family="paragraph" style:parent-style-name="Standard">
      <style:text-properties style:text-underline-style="none" fo:font-weight="normal" officeooo:rsid="000a9efe" officeooo:paragraph-rsid="000a9efe" style:font-weight-asian="normal" style:font-weight-complex="normal"/>
    </style:style>
    <style:style style:name="P5" style:family="paragraph" style:parent-style-name="Standard">
      <style:text-properties style:text-underline-style="none" fo:font-weight="normal" officeooo:rsid="000c98ac" officeooo:paragraph-rsid="000c98ac" style:font-weight-asian="normal" style:font-weight-complex="normal"/>
    </style:style>
    <style:style style:name="P6" style:family="paragraph" style:parent-style-name="Standard">
      <style:text-properties style:text-underline-style="none" fo:font-weight="normal" officeooo:rsid="000cb15b" officeooo:paragraph-rsid="000cb15b" style:font-weight-asian="normal" style:font-weight-complex="normal"/>
    </style:style>
    <style:style style:name="P7" style:family="paragraph" style:parent-style-name="Standard">
      <style:text-properties fo:color="#c9211e" style:text-underline-style="solid" style:text-underline-width="auto" style:text-underline-color="font-color" fo:font-weight="bold" officeooo:rsid="000ec7af" officeooo:paragraph-rsid="000ec7af" fo:background-color="#ffff00" style:font-weight-asian="bold" style:font-weight-complex="bold"/>
    </style:style>
    <style:style style:name="P8" style:family="paragraph" style:parent-style-name="Standard" style:list-style-name="L1">
      <style:text-properties style:text-underline-style="none" fo:font-weight="normal" officeooo:rsid="000a9efe" officeooo:paragraph-rsid="000a9efe" style:font-weight-asian="normal" style:font-weight-complex="normal"/>
    </style:style>
    <style:style style:name="P9" style:family="paragraph" style:parent-style-name="Standard">
      <style:text-properties style:text-underline-style="none" fo:font-weight="normal" officeooo:rsid="000a9efe" officeooo:paragraph-rsid="000a9efe" style:font-weight-asian="normal" style:font-weight-complex="normal"/>
    </style:style>
    <style:style style:name="P10" style:family="paragraph" style:parent-style-name="Standard" style:list-style-name="L1">
      <style:text-properties style:text-underline-style="none" fo:font-weight="normal" officeooo:rsid="000e7bc6" officeooo:paragraph-rsid="000e7bc6" style:font-weight-asian="normal" style:font-weight-complex="normal"/>
    </style:style>
    <style:style style:name="P11" style:family="paragraph" style:parent-style-name="Standard">
      <style:text-properties style:text-underline-style="none" fo:font-weight="normal" officeooo:rsid="0012d49e" officeooo:paragraph-rsid="0012d49e" style:font-weight-asian="normal" style:font-weight-complex="normal"/>
    </style:style>
    <style:style style:name="P12" style:family="paragraph" style:parent-style-name="Standard">
      <style:text-properties style:text-underline-style="none" fo:font-weight="normal" officeooo:rsid="00136bb5" officeooo:paragraph-rsid="00136bb5" style:font-weight-asian="normal" style:font-weight-complex="normal"/>
    </style:style>
    <style:style style:name="P13" style:family="paragraph" style:parent-style-name="Standard">
      <style:text-properties style:text-underline-style="none" fo:font-weight="normal" officeooo:rsid="00154cb9" officeooo:paragraph-rsid="00154cb9" style:font-weight-asian="normal" style:font-weight-complex="normal"/>
    </style:style>
    <style:style style:name="P14" style:family="paragraph" style:parent-style-name="Standard">
      <style:text-properties style:text-underline-style="none" fo:font-weight="normal" officeooo:rsid="000c98ac" officeooo:paragraph-rsid="00165ca2" style:font-weight-asian="normal" style:font-weight-complex="normal"/>
    </style:style>
    <style:style style:name="P15" style:family="paragraph" style:parent-style-name="Standard">
      <style:text-properties style:text-underline-style="none" fo:font-weight="normal" officeooo:rsid="00165ca2" officeooo:paragraph-rsid="00165ca2" style:font-weight-asian="normal" style:font-weight-complex="normal"/>
    </style:style>
    <style:style style:name="P16" style:family="paragraph" style:parent-style-name="Standard" style:list-style-name="L1">
      <style:text-properties style:text-underline-style="none" fo:font-weight="normal" officeooo:rsid="000bdace" officeooo:paragraph-rsid="000bdace" fo:background-color="#81d41a" style:font-weight-asian="normal" style:font-weight-complex="normal"/>
    </style:style>
    <style:style style:name="P17" style:family="paragraph" style:parent-style-name="Standard">
      <style:text-properties style:text-underline-style="solid" style:text-underline-width="auto" style:text-underline-color="font-color" fo:font-weight="bold" officeooo:rsid="0010f2c5" officeooo:paragraph-rsid="0010f2c5" style:font-weight-asian="bold" style:font-weight-complex="bold"/>
    </style:style>
    <style:style style:name="P18" style:family="paragraph" style:parent-style-name="Standard">
      <style:text-properties style:text-underline-style="solid" style:text-underline-width="auto" style:text-underline-color="font-color" fo:font-weight="bold" officeooo:rsid="000a9efe" officeooo:paragraph-rsid="00136bb5" style:font-weight-asian="bold" style:font-weight-complex="bold"/>
    </style:style>
    <style:style style:name="P19" style:family="paragraph" style:parent-style-name="Standard">
      <style:text-properties style:text-underline-style="solid" style:text-underline-width="auto" style:text-underline-color="font-color" fo:font-weight="bold" officeooo:rsid="000e4d52" officeooo:paragraph-rsid="000e4d52" style:font-weight-asian="bold" style:font-weight-complex="bold"/>
    </style:style>
    <style:style style:name="P20" style:family="paragraph" style:parent-style-name="Standard">
      <style:text-properties style:text-underline-style="solid" style:text-underline-width="auto" style:text-underline-color="font-color" fo:font-weight="normal" officeooo:rsid="0012d49e" officeooo:paragraph-rsid="0012d49e" style:font-weight-asian="normal" style:font-weight-complex="normal"/>
    </style:style>
    <style:style style:name="P21" style:family="paragraph" style:parent-style-name="Standard">
      <style:text-properties fo:font-size="9pt" fo:font-style="italic" style:text-underline-style="none" fo:font-weight="normal" officeooo:rsid="0012d49e" officeooo:paragraph-rsid="0012d49e" fo:background-color="#999999" style:font-size-asian="9pt" style:font-style-asian="italic" style:font-weight-asian="normal" style:font-size-complex="9pt" style:font-style-complex="italic" style:font-weight-complex="normal"/>
    </style:style>
    <style:style style:name="T1" style:family="text">
      <style:text-properties officeooo:rsid="000f48c0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style:text-underline-style="none" fo:font-weight="normal" officeooo:rsid="00136bb5" style:font-weight-asian="normal" style:font-weight-complex="normal"/>
    </style:style>
    <style:style style:name="T4" style:family="text">
      <style:text-properties officeooo:rsid="000a9efe"/>
    </style:style>
    <style:style style:name="T5" style:family="text">
      <style:text-properties officeooo:rsid="00154cb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list xml:id="list3992619495" text:style-name="L1">
        <text:list-item>
          <text:p text:style-name="P8">Barnsley’s Fern - https://scratch.mit.edu/projects/3126850/</text:p>
        </text:list-item>
        <text:list-item>
          <text:p text:style-name="P8">Fractals – Koch curve <text:a xlink:type="simple" xlink:href="https://en.scratch-wiki.info/wiki/Recursion_and_Fractals" text:style-name="Internet_20_link" text:visited-style-name="Visited_20_Internet_20_Link">https://en.scratch-wiki.info/wiki/Recursion_and_Fractals</text:a> https://de.scratch-wiki.info/wiki/Fraktale</text:p>
        </text:list-item>
        <text:list-item>
          <text:p text:style-name="P8">Pythagoras Tree</text:p>
        </text:list-item>
        <text:list-item>
          <text:p text:style-name="P16">Spiral of Theodorus</text:p>
        </text:list-item>
        <text:list-item>
          <text:p text:style-name="P10">Snake game = Klausur??</text:p>
        </text:list-item>
        <text:list-item>
          <text:p text:style-name="P10">Pong game? </text:p>
          <text:p text:style-name="P10"/>
        </text:list-item>
      </text:list>
      <text:p text:style-name="P7">Broadcas<text:span text:style-name="T1">t</text:span> &amp; Subroutines – how to include??</text:p>
      <text:p text:style-name="P1"/>
      <text:p text:style-name="P1">05.09</text:p>
      <text:p text:style-name="P1"/>
      <text:p text:style-name="P4">Formen zeichnen – Variablen und Funktionen</text:p>
      <text:p text:style-name="P4"/>
      <text:p text:style-name="P4"/>
      <text:p text:style-name="P1">10.09</text:p>
      <text:p text:style-name="P1"/>
      <text:p text:style-name="P4">Spiral zeichnen - <text:a xlink:type="simple" xlink:href="https://scratch.mit.edu/projects/1063260871/editor" text:style-name="Internet_20_link" text:visited-style-name="Visited_20_Internet_20_Link">https://scratch.mit.edu/projects/1063260871/editor</text:a></text:p>
      <text:p text:style-name="P14">Ask for input </text:p>
      <text:p text:style-name="P15">Mathematical functions – Wurzel, atan etc… </text:p>
      <text:p text:style-name="P6">Wiederholungschleife practice</text:p>
      <text:p text:style-name="P5">Variables practice </text:p>
      <text:p text:style-name="P5"/>
      <text:p text:style-name="P4"/>
      <text:p text:style-name="P1">12.09</text:p>
      <text:p text:style-name="P18"><text:span text:style-name="T3">Koch Fractal </text:span><text:span text:style-name="T2"><text:s/></text:span><text:a xlink:type="simple" xlink:href="https://en.scratch-wiki.info/wiki/Recursion_and_Fractals" text:style-name="Internet_20_link" text:visited-style-name="Visited_20_Internet_20_Link">https://en.scratch-wiki.info/wiki/Recursion_and_Fractals</text:a><text:span text:style-name="T2"> </text:span></text:p>
      <text:p text:style-name="P13">Iteration </text:p>
      <text:p text:style-name="P4"/>
      <text:p text:style-name="P2">17.09</text:p>
      <text:p text:style-name="P2"/>
      <text:p text:style-name="P12">Barnsley’s Fern <text:a xlink:type="simple" xlink:href="https://scratch.mit.edu/projects/3126850/" text:style-name="Internet_20_link" text:visited-style-name="Visited_20_Internet_20_Link"><text:span text:style-name="T4">https://scratch.mit.edu/projects/3126850/</text:span></text:a></text:p>
      <text:p text:style-name="P12"><text:s/><text:span text:style-name="T5">Subroutines : think of robot example!! </text:span></text:p>
      <text:p text:style-name="P12"/>
      <text:p text:style-name="P12"/>
      <text:p text:style-name="P2">19.09</text:p>
      <text:p text:style-name="P12">Pong game</text:p>
      <text:p text:style-name="P2"/>
      <text:p text:style-name="P3">24.09 – Schulkonferenz (no lesson?)</text:p>
      <text:p text:style-name="P3"/>
      <text:p text:style-name="P3">26.09 – Berufsorientierungstag (no lesson?)</text:p>
      <text:p text:style-name="P3"/>
      <text:p text:style-name="P3">01.10</text:p>
      <text:p text:style-name="P13">Wiederholung of what’s been learnt </text:p>
      <text:p text:style-name="P13">- If statements</text:p>
      <text:p text:style-name="P13">- loops</text:p>
      <text:p text:style-name="P13">- variables</text:p>
      <text:p text:style-name="P13">- functions</text:p>
      <text:p text:style-name="P13">- subroutines</text:p>
      <text:p text:style-name="P13"/>
      <text:p text:style-name="P3"/>
      <text:p text:style-name="P3">03.10 – Holiday NO LESSON</text:p>
      <text:p text:style-name="P3"><text:soft-page-break/></text:p>
      <text:p text:style-name="P3">08.10 – KLAUSUR</text:p>
      <text:p text:style-name="P3"/>
      <text:p text:style-name="P3">10.10 – FINAL SCRATCH LESSON</text:p>
      <text:p text:style-name="P3"/>
      <text:p text:style-name="P20">Pythagoras Tree – Python? <text:s/>http://www.turtlesrock.org/play-area.html</text:p>
      <text:p text:style-name="P11"/>
      <text:p text:style-name="P21"># Draws a Pythagoras tree, which is another fractal tree,</text:p>
      <text:p text:style-name="P21"># using a recursive algorithm.</text:p>
      <text:p text:style-name="P21"># http://mathworld.wolfram.com/PythagorasTree.html</text:p>
      <text:p text:style-name="P21"/>
      <text:p text:style-name="P21">import turtle</text:p>
      <text:p text:style-name="P21">import math</text:p>
      <text:p text:style-name="P21"/>
      <text:p text:style-name="P21">screen = turtle.Screen()</text:p>
      <text:p text:style-name="P21">screen.bgcolor("skyblue")</text:p>
      <text:p text:style-name="P21"/>
      <text:p text:style-name="P21">alan = turtle.Turtle()</text:p>
      <text:p text:style-name="P21">alan.shape("turtle")</text:p>
      <text:p text:style-name="P21">alan.color("green")</text:p>
      <text:p text:style-name="P21">alan.fillcolor("tan")</text:p>
      <text:p text:style-name="P21">alan.speed(5)</text:p>
      <text:p text:style-name="P21"/>
      <text:p text:style-name="P21">def square(t,s):</text:p>
      <text:p text:style-name="P21"><text:s text:c="2"/></text:p>
      <text:p text:style-name="P21"><text:s text:c="2"/>t.begin_fill()</text:p>
      <text:p text:style-name="P21"><text:s text:c="2"/>for i in range(4):</text:p>
      <text:p text:style-name="P21"><text:s text:c="8"/>t.forward(s)</text:p>
      <text:p text:style-name="P21"><text:s text:c="8"/>t.right(90)</text:p>
      <text:p text:style-name="P21"><text:s text:c="2"/>t.end_fill()</text:p>
      <text:p text:style-name="P21"><text:s/></text:p>
      <text:p text:style-name="P21"/>
      <text:p text:style-name="P21">def tree(t, size, level):</text:p>
      <text:p text:style-name="P21"><text:s text:c="4"/>if level &lt; 1:</text:p>
      <text:p text:style-name="P21"><text:s text:c="8"/>return</text:p>
      <text:p text:style-name="P21"><text:s text:c="4"/>t.pendown()</text:p>
      <text:p text:style-name="P21"><text:s text:c="4"/>square(t, size)</text:p>
      <text:p text:style-name="P21"><text:s text:c="4"/>t.penup()</text:p>
      <text:p text:style-name="P21"><text:s text:c="4"/>t.forward(size)</text:p>
      <text:p text:style-name="P21"><text:s text:c="4"/>s1 = size / math.sqrt(2)</text:p>
      <text:p text:style-name="P21"><text:s text:c="4"/>t.left(45)</text:p>
      <text:p text:style-name="P21"><text:s text:c="4"/>tree(t, s1, level-1)</text:p>
      <text:p text:style-name="P21"><text:s text:c="4"/>t.right(90)</text:p>
      <text:p text:style-name="P21"><text:s text:c="4"/>t.forward(s1)</text:p>
      <text:p text:style-name="P21"><text:s text:c="4"/>tree(t, s1,level-1)</text:p>
      <text:p text:style-name="P21"><text:s text:c="4"/>t.back(s1)</text:p>
      <text:p text:style-name="P21"><text:s text:c="4"/>t.left(45)</text:p>
      <text:p text:style-name="P21"><text:s text:c="4"/>t.back(size) <text:s/></text:p>
      <text:p text:style-name="P21"/>
      <text:p text:style-name="P21"><text:s text:c="4"/></text:p>
      <text:p text:style-name="P21"><text:s text:c="2"/></text:p>
      <text:p text:style-name="P21"># Position the turtle, and start drawing!</text:p>
      <text:p text:style-name="P21">alan.penup()</text:p>
      <text:p text:style-name="P21">alan.goto(0, -150)</text:p>
      <text:p text:style-name="P21">alan.left(90)</text:p>
      <text:p text:style-name="P21"/>
      <text:p text:style-name="P21"/>
      <text:p text:style-name="P21">tree(alan, 50,3)</text:p>
      <text:p text:style-name="P21">#alan.hideturtle()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9-04T15:59:50.616823268</meta:creation-date>
    <dc:date>2024-09-06T10:24:36.600057596</dc:date>
    <meta:editing-duration>PT1H27M</meta:editing-duration>
    <meta:editing-cycles>15</meta:editing-cycles>
    <meta:generator>LibreOffice/6.4.7.2$Linux_X86_64 LibreOffice_project/40$Build-2</meta:generator>
    <meta:document-statistic meta:table-count="0" meta:image-count="0" meta:object-count="0" meta:page-count="2" meta:paragraph-count="81" meta:word-count="199" meta:character-count="1860" meta:non-whitespace-character-count="1626"/>
  </office:meta>
</office:document-meta>
</file>